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text/xml" manifest:full-path="content.xml"/>
  <manifest:file-entry manifest:media-type="text/xml" manifest:full-path="styles.xml"/>
  <manifest:file-entry manifest:media-type="text/xml" manifest:full-path="setting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 style:list-style-name="L1">
      <style:paragraph-properties fo:text-align="justify" style:justify-single-word="false"/>
    </style:style>
    <style:style style:name="P2" style:family="paragraph" style:parent-style-name="Standard" style:list-style-name="L1">
      <style:paragraph-properties fo:text-align="justify" style:justify-single-word="false"/>
      <style:text-properties style:use-window-font-color="true"/>
    </style:style>
    <style:style style:name="T1" style:family="text">
      <style:text-properties style:use-window-font-color="true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275523594893261707" text:style-name="L1">
        <text:list-item>
          <text:p text:style-name="P1">intro</text:p>
          <text:list>
            <text:list-item>
              <text:p text:style-name="P1">langage étudié ici : C</text:p>
            </text:list-item>
            <text:list-item>
              <text:p text:style-name="P1">année de création : 1972 (précision regardée sur wiki)</text:p>
            </text:list-item>
            <text:list-item>
              <text:p text:style-name="P1">2 principaux domaines dans lesquels on utilise ce langage</text:p>
              <text:list>
                <text:list-item>
                  <text:p text:style-name="P1">systèmes d'exploitation</text:p>
                </text:list-item>
                <text:list-item>
                  <text:p text:style-name="P1">robotique</text:p>
                </text:list-item>
              </text:list>
            </text:list-item>
            <text:list-item>
              <text:p text:style-name="P1">caractéristiques</text:p>
              <text:list>
                <text:list-item>
                  <text:p text:style-name="P1">très complexe et bas niveau</text:p>
                </text:list-item>
                <text:list-item>
                  <text:p text:style-name="P1">permet une meilleure approche des autres langages car comprend concrètement ce qui se passe</text:p>
                </text:list-item>
              </text:list>
            </text:list-item>
            <text:list-item>
              <text:p text:style-name="P1">oganisation grossière (4 grandes parties)</text:p>
              <text:list>
                <text:list-item>
                  <text:p text:style-name="P1">bases</text:p>
                </text:list-item>
                <text:list-item>
                  <text:p text:style-name="P1">techniques avancées</text:p>
                </text:list-item>
                <text:list-item>
                  <text:p text:style-name="P1">jeu 2D avec SDL</text:p>
                </text:list-item>
                <text:list-item>
                  <text:p text:style-name="P1">structures de données</text:p>
                </text:list-item>
              </text:list>
            </text:list-item>
          </text:list>
        </text:list-item>
        <text:list-item>
          <text:p text:style-name="P1">bases</text:p>
          <text:list>
            <text:list-item>
              <text:p text:style-name="P1">au suj<text:span text:style-name="T1">et de la programmation</text:span></text:p>
              <text:list>
                <text:list-item>
                  <text:p text:style-name="P2">programmer, dans quel langage ?</text:p>
                  <text:list>
                    <text:list-item>
                      <text:p text:style-name="P2">toute information dans un ordi transite sous forme de bits</text:p>
                    </text:list-item>
                    <text:list-item>
                      <text:p text:style-name="P2">un peu de vocabulaire</text:p>
                      <text:list>
                        <text:list-item>
                          <text:p text:style-name="P2">langage haut niveau</text:p>
                        </text:list-item>
                        <text:list-item>
                          <text:p text:style-name="P2">bas niveau</text:p>
                        </text:list-item>
                        <text:list-item>
                          <text:p text:style-name="P2">nom du texte qu'on écrit en programmant : code source</text:p>
                        </text:list-item>
                        <text:list-item>
                          <text:p text:style-name="P2">nom du programme de "traduction" et de l'action de "traduire"</text:p>
                          <text:list>
                            <text:list-item>
                              <text:p text:style-name="P2">compilateur</text:p>
                            </text:list-item>
                            <text:list-item>
                              <text:p text:style-name="P2">compiler</text:p>
                            </text:list-item>
                          </text:list>
                        </text:list-item>
                        <text:list-item>
                          <text:p text:style-name="P2">nom du programme binaire créé par le "traducteur" : exécutable</text:p>
                        </text:list-item>
                      </text:list>
                    </text:list-item>
                    <text:list-item>
                      <text:p text:style-name="P2">C = bas niveau</text:p>
                    </text:list-item>
                    <text:list-item>
                      <text:p text:style-name="P2">histoire grossière de la programmation</text:p>
                      <text:list>
                        <text:list-item>
                          <text:p text:style-name="P2">premier langage a l'époque où les ordis faisaient la taille d'une pièce : Algol</text:p>
                        </text:list-item>
                        <text:list-item>
                          <text:p text:style-name="P2">deuxième et les 3 noms qu'il a pris tour a tour</text:p>
                          <text:list>
                            <text:list-item>
                              <text:p text:style-name="P2">CPL</text:p>
                            </text:list-item>
                            <text:list-item>
                              <text:p text:style-name="P2">BCPL</text:p>
                            </text:list-item>
                            <text:list-item>
                              <text:p text:style-name="P2">B</text:p>
                            </text:list-item>
                          </text:list>
                        </text:list-item>
                        <text:list-item>
                          <text:p text:style-name="P2">troisième langage : C</text:p>
                        </text:list-item>
                        <text:list-item>
                          <text:p text:style-name="P2">un langage est une évolution de celui ci : C++</text:p>
                        </text:list-item>
                      </text:list>
                    </text:list-item>
                    <text:list-item>
                      <text:p text:style-name="P2">C/C++ : un meilleur que l'autre ? Dépend, juste deux approches différentes.</text:p>
                    </text:list-item>
                  </text:list>
                </text:list-item>
              </text:list>
            </text:list-item>
            <text:list-item>
              <text:p text:style-name="P1">ayez les bons outils</text:p>
            </text:list-item>
            <text:list-item>
              <text:p text:style-name="P2"/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yjfjyf jjku</meta:initial-creator>
    <meta:creation-date>2014-10-19T19:35:36</meta:creation-date>
    <dc:date>2014-10-22T01:29:26</dc:date>
    <dc:creator>yjfjyf jjku</dc:creator>
    <meta:editing-duration>PT36M12S</meta:editing-duration>
    <meta:editing-cycles>13</meta:editing-cycles>
    <meta:generator>OpenOffice/4.0.0$Unix OpenOffice.org_project/400m3$Build-9702</meta:generator>
    <meta:document-statistic meta:table-count="0" meta:image-count="0" meta:object-count="0" meta:page-count="1" meta:paragraph-count="37" meta:word-count="228" meta:character-count="1157"/>
  </office:meta>
</office:document-meta>
</file>